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ed9e8" officeooo:paragraph-rsid="001ed9e8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18pt" officeooo:rsid="001ed9e8" officeooo:paragraph-rsid="001ed9e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8pt" officeooo:rsid="0023167b" officeooo:paragraph-rsid="0023167b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8pt" officeooo:rsid="001ed9e8" officeooo:paragraph-rsid="0028a308" style:font-size-asian="18pt" style:font-size-complex="18pt"/>
    </style:style>
    <style:style style:name="P5" style:family="paragraph" style:parent-style-name="Standard">
      <style:text-properties style:font-name="Calibri" officeooo:rsid="001ed9e8" officeooo:paragraph-rsid="001ed9e8"/>
    </style:style>
    <style:style style:name="P6" style:family="paragraph" style:parent-style-name="Standard">
      <style:text-properties style:font-name="Calibri" officeooo:rsid="002ac199" officeooo:paragraph-rsid="002ac199"/>
    </style:style>
    <style:style style:name="P7" style:family="paragraph" style:parent-style-name="Standard">
      <style:text-properties style:font-name="Calibri" officeooo:rsid="002ac199" officeooo:paragraph-rsid="002bd92b"/>
    </style:style>
    <style:style style:name="P8" style:family="paragraph" style:parent-style-name="Standard">
      <style:text-properties style:font-name="Calibri" officeooo:rsid="002bd92b" officeooo:paragraph-rsid="002bd92b"/>
    </style:style>
    <style:style style:name="P9" style:family="paragraph" style:parent-style-name="Standard">
      <style:text-properties style:font-name="Calibri" officeooo:rsid="002c5eb6" officeooo:paragraph-rsid="002c5eb6"/>
    </style:style>
    <style:style style:name="T1" style:family="text">
      <style:text-properties officeooo:rsid="0028a3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8a4a" style:font-weight-asian="normal" style:font-weight-complex="normal"/>
    </style:style>
    <style:style style:name="T4" style:family="text">
      <style:text-properties fo:font-weight="normal" officeooo:rsid="002c5eb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otações</text:p>
      <text:p text:style-name="P4"><text:span text:style-name="T1">Desenvolvimento com Frameworks</text:span></text:p>
      <text:p text:style-name="P4"><text:span text:style-name="T1">(GRUDSFW)</text:span></text:p>
      <text:p text:style-name="P2"/>
      <text:p text:style-name="P3"><text:span text:style-name="T1">06</text:span>/0<text:span text:style-name="T1">3</text:span>/2025</text:p>
      <text:p text:style-name="P1"/>
      <text:p text:style-name="P1"><text:span text:style-name="T3"><text:line-break/>- Objetivo da aula</text:span></text:p>
      <text:p text:style-name="P1"><text:span text:style-name="T3">- Revisão (Get e Set) POO</text:span></text:p>
      <text:p text:style-name="P1"><text:span text:style-name="T3">- Trabalho 01</text:span></text:p>
      <text:p text:style-name="P1"><text:span text:style-name="T3">Entregando hoje certo</text:span></text:p>
      <text:p text:style-name="P1"><text:span text:style-name="T3">0 a 2</text:span></text:p>
      <text:p text:style-name="P1"><text:span text:style-name="T3">ate o dia 13/03</text:span></text:p>
      <text:p text:style-name="P1"><text:span text:style-name="T3"/></text:p>
      <text:p text:style-name="P1"><text:span text:style-name="T3"/></text:p>
      <text:p text:style-name="P6"><text:span text:style-name="T2">Login | </text:span><text:span text:style-name="T3">P</text:span><text:span text:style-name="T2">erfim ADM | Padrão</text:span></text:p>
      <text:p text:style-name="P6"><text:span text:style-name="T2"/></text:p>
      <text:p text:style-name="P7"><text:span text:style-name="T2">Login para adm (Ansel 123) Fundo azuk, e um login para padrão fundo verde (Lucas 123)</text:span></text:p>
      <text:p text:style-name="P6"><text:span text:style-name="T2">Errou 3 vezes, trava.</text:span></text:p>
      <text:p text:style-name="P6"><text:span text:style-name="T2"/></text:p>
      <text:p text:style-name="P8"><text:span text:style-name="T2">Faça um sistema de login, </text:span><text:span text:style-name="T4">com perfil Professor e aluno, com tentativas de acesso;</text:span></text:p>
      <text:p text:style-name="P9"><text:span text:style-name="T2">POO, MVC, CSS,</text:span></text:p>
      <text:p text:style-name="P9"><text:span text:style-name="T2">Lógica → Condicional, Laço e operador lógic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0T19:45:45.246000000</meta:creation-date>
    <dc:date>2025-03-06T20:16:34.005000000</dc:date>
    <meta:editing-duration>PT4H32M21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6" meta:word-count="79" meta:character-count="428" meta:non-whitespace-character-count="364"/>
  </office:meta>
</office:document-meta>
</file>